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ReadSetting</text:h>
                    <text:list>
                        <text:list-item>
                            <text:h text:style-name="Heading_20_2" text:outline-level="2">Description</text:h>
                        </text:list-item>
                    </text:list>
                </text:list-item>
            </text:list>

            <text:p text:style-name="Standard"><text:span>This action, for the defined key name, returns the saved value, or </text:span><text:span text:style-name="backtick">null</text:span><text:span> if that key does not exist, from the </text:span><text:span text:style-name="T1">.eez-project-runtime-settings</text:span><text:span> file (it's the same file where persistent variables are saved).</text:span></text:p><text:span> </text:span><text:p text:style-name="Standard"><text:span>NOTE: </text:span><text:span text:style-name="T1">WriteSetting</text:span><text:span> and </text:span><text:span text:style-name="T1">ReadSetting</text:span><text:span> Actions are used to save and retrieve from the </text:span><text:span text:style-name="T1">eez-project-runtime-settings</text:span><text:span> file all those settings that we want to survive the </text:span><text:span text:style-name="T1">Dashboard</text:span><text:span> project restart. It is more convenient to use persistent variables, because in that case we do not have to execute a special Action for saving an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Key
                                                                        <text:s text:c="4"/>
                                                                        <text:span text:style-name="T2">EXPRESSION (string)</text:span>
                                                                    </text:h>
                                                                </text:list-item>
                                                            </text:list>
                                                        </text:list-item>
                                                    </text:list>
                                                </text:list-item>
                                            </text:list>
                                            <text:p text:style-name="Standard"><text:span>A string containing the name of the key whose value is to be retriev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put.</text:span></text:p><text:span> </text:span>
                            <text:p text:style-name="Standard"/>,
                            <text:list xml:id="list513662346"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The obtained </text:span><text:span text:style-name="backtick">Value</text:span><text:span> of the defined </text:span><text:span text:style-name="backtick">Key</text:span><text:span> is sent through this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